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4.91pt"/>
    </style:style>
    <style:style style:name="co2" style:family="table-column">
      <style:table-column-properties fo:break-before="auto" style:column-width="209.06pt"/>
    </style:style>
    <style:style style:name="co3" style:family="table-column">
      <style:table-column-properties fo:break-before="auto" style:column-width="70.16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Réponses_20_au_20_formulaire_20_1">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éponses au formulaire 1" table:style-name="ta1">
        <office:forms form:automatic-focus="false" form:apply-design-mode="false"/>
        <table:table-column table:style-name="co1" table:default-cell-style-name="Default"/>
        <table:table-column table:style-name="co2" table:number-columns-repeated="9" table:default-cell-style-name="Default"/>
        <table:table-column table:style-name="co1" table:number-columns-repeated="7" table:default-cell-style-name="Default"/>
        <table:table-column table:style-name="co3" table:number-columns-repeated="1007" table:default-cell-style-name="Default"/>
        <table:table-row table:style-name="ro1">
          <table:table-cell table:style-name="ce1" office:value-type="string" calcext:value-type="string">
            <text:p>Horodateur</text:p>
          </table:table-cell>
          <table:table-cell table:style-name="ce1" office:value-type="string" calcext:value-type="string">
            <text:p>Please share anything that helps contextualize your answers — age, country, gender, or even a personal memory you find relevant. Share only what you are comfortable with.</text:p>
          </table:table-cell>
          <table:table-cell table:style-name="ce1" office:value-type="string" calcext:value-type="string">
            <text:p>What devices do you mainly use? How often in a day?</text:p>
          </table:table-cell>
          <table:table-cell table:style-name="ce1" office:value-type="string" calcext:value-type="string">
            <text:p>What platforms are you mostly using on the internet? <text:s/>How often in a day? </text:p>
          </table:table-cell>
          <table:table-cell table:style-name="ce1" office:value-type="string" calcext:value-type="string">
            <text:p>Within a day, how many times do you think you login, or engage in an act that requires you to confirm your identity online or with a device? </text:p>
          </table:table-cell>
          <table:table-cell table:style-name="ce1" office:value-type="string" calcext:value-type="string">
            <text:p>When was the last time you were locked out of an account?</text:p>
          </table:table-cell>
          <table:table-cell table:style-name="ce1" office:value-type="string" calcext:value-type="string">
            <text:p>What is the most frustrating moment, question or action you face when logging into a website?</text:p>
          </table:table-cell>
          <table:table-cell table:style-name="ce1" office:value-type="string" calcext:value-type="string">
            <text:p>What’s a login experience you actually liked or found satisfying? </text:p>
          </table:table-cell>
          <table:table-cell table:style-name="ce1" office:value-type="string" calcext:value-type="string">
            <text:p>Should your online accounts belong to you? What does online ownership mean to you?</text:p>
          </table:table-cell>
          <table:table-cell table:style-name="ce1" office:value-type="string" calcext:value-type="string">
            <text:p>What other ways do you think online platforms could use to identify you?</text:p>
          </table:table-cell>
          <table:table-cell table:style-name="ce1" office:value-type="string" calcext:value-type="string">
            <text:p>Any questions ?</text:p>
          </table:table-cell>
          <table:table-cell table:number-columns-repeated="1013"/>
        </table:table-row>
        <table:table-row table:style-name="ro1">
          <table:table-cell table:style-name="ce2" office:value-type="date" office:date-value="2025-09-11T04:24:14.375" calcext:value-type="date">
            <text:p>9/11/2025 4:24:14</text:p>
          </table:table-cell>
          <table:table-cell table:style-name="ce3" office:value-type="string" calcext:value-type="string">
            <text:p>White &amp; English, (closeted irl) nonbinary, nearly 32. </text:p>
          </table:table-cell>
          <table:table-cell table:style-name="ce3" office:value-type="string" calcext:value-type="string">
            <text:p>I only use a laptop.</text:p>
          </table:table-cell>
          <table:table-cell table:style-name="ce3" office:value-type="string" calcext:value-type="string">
            <text:p>YouTube, tumblr (although not as much or as often these days...), Flight Rising (petsim website), Discord. I think... it depends on the day - on a workday I'm on either of these for about 2 or 3 hours before and after work, and on my off days, could be most of the day, or only in the evening depending on if I'm doing anything with my family.</text:p>
          </table:table-cell>
          <table:table-cell table:style-name="ce3" office:value-type="string" calcext:value-type="string">
            <text:p>Very rarely; last two times (that I remember) that I had to confirm my identity was using YouTube to view a music video that was apparently blocked for sensitive reasons (Phantogram's "When I'm Small"), and when I had to confirm that I was an adult on discord so I could actually see images (because of recent UK laws).</text:p>
          </table:table-cell>
          <table:table-cell table:style-name="ce3" office:value-type="string" calcext:value-type="string">
            <text:p>Permanently, I think it was a previous email address that I couldn't, for the life of me nor anyone else, remember the password for. So I've lost a lot of stuff with that. Temporarily, it might've been when I locked myself out of my Flight Rising account by forgetting the password again, but at least the time limit was 2 hours and I did have that password written down *somewhere*.</text:p>
          </table:table-cell>
          <table:table-cell table:style-name="ce3" office:value-type="string" calcext:value-type="string">
            <text:p>Anything that asks me to confirm who I am - a text to my mobile, a requirement of my face, or something. Any "extra" "safety" step. I do detest 2-factor authentification - something that was implemented in my workplace not long after I started working there, and it makes it even more impossible to log in to my work email and other services.</text:p>
            <text:p/>
            <text:p>Veering off-topic maybe just to complain about my workplace, but I'm also supposed to request holidays through the email system-slash-whatever it is (I don't care enough) so that HR can properly organise hearing tests and the like around them, but since I can't access it without having to call someone else to re-set my password and 2-factor authentification, I don't bother, and instead go straight to the hall manager(s) to ask about it, which they oblige (if there's not too many people asking for the same days off already). Maybe if HR weren't busybodying about 2-factor authentification I might actually use the damn thing... but here we are.</text:p>
          </table:table-cell>
          <table:table-cell table:style-name="ce3" office:value-type="string" calcext:value-type="string">
            <text:p>I like logging into Flight Rising, if that counts. My dragons :)</text:p>
            <text:p/>
            <text:p>But no, I don't actually recall a logging-in that I *enjoyed*. It all just seems like a hassle, even though it means I log-in to something that is *mine* and therefore a bit more personalised, at the least, like my YouTube account (where I stay logged in anyway) with playlists that I make.</text:p>
          </table:table-cell>
          <table:table-cell table:style-name="ce3" office:value-type="string" calcext:value-type="string">
            <text:p>Yes.</text:p>
            <text:p/>
            <text:p>I do feel like I have a too-simplistic view of online ownership, but my account is my account, which means it's mine and for me. My things :) and also my responsibility.</text:p>
          </table:table-cell>
          <table:table-cell table:style-name="ce3" office:value-type="string" calcext:value-type="string">
            <text:p>I'm honestly not sure. I can understand calling and texting (as from a bank) being important, but I do hate it. Just lemme in. But yeah no I don't know. Echolocation would be bonkers, though.</text:p>
          </table:table-cell>
          <table:table-cell table:style-name="ce3" office:value-type="string" calcext:value-type="string">
            <text:p>I am curious as to how people's answers will contribute to your thesis, like how it'll inform the outcome of it (?), and also how conflicting people's answers could be and what that means - more than likely, no singular "one size fits all" format of login for everyone. If that makes sense. This is also not an actual question, oh boy. Anyway, looking forward to the follow-up survey :) thank you.</text:p>
          </table:table-cell>
          <table:table-cell table:number-columns-repeated="1013"/>
        </table:table-row>
        <table:table-row table:style-name="ro1">
          <table:table-cell table:style-name="ce2" office:value-type="date" office:date-value="2025-09-11T04:29:58.49" calcext:value-type="date">
            <text:p>9/11/2025 4:29:58</text:p>
          </table:table-cell>
          <table:table-cell table:style-name="ce3" office:value-type="string" calcext:value-type="string">
            <text:p>I am a 33 year old, US American white, gay, cis-man, and was introduced to computers through my public schooling in the 90s, I was late to having a home computer by US American standards </text:p>
          </table:table-cell>
          <table:table-cell table:style-name="ce3" office:value-type="string" calcext:value-type="string">
            <text:p>I use my phone, a personal Macbook laptop and a work Dell PC Laptop. I use my phone regularly during waking hours, my work computer for 8 hours a day on weekdays and my personal laptop for a couple hours a day on weekends</text:p>
          </table:table-cell>
          <table:table-cell table:style-name="ce3" office:value-type="string" calcext:value-type="string">
            <text:p>I am on Tumblr on and off everyday, otherwise I am using Excel spreadsheets and work programs on my computers</text:p>
          </table:table-cell>
          <table:table-cell table:style-name="ce3" office:value-type="string" calcext:value-type="string">
            <text:p>For work settings I have to </text:p>
            <text:p>dual factor authenticate to enter my credentials everyday for weekdays, it's less often on my phone or personal computer, which usually have saved log-ins</text:p>
          </table:table-cell>
          <table:table-cell table:style-name="ce3" office:value-type="string" calcext:value-type="string">
            <text:p>At work I am regularly locked out by mis-remembered passwords and bad dual factor authentications </text:p>
          </table:table-cell>
          <table:table-cell table:style-name="ce3" office:value-type="string" calcext:value-type="string">
            <text:p>I HATE when I a website has an old password saved or remembers a username but not a password. I hate being locked out of something I know I have access to.</text:p>
          </table:table-cell>
          <table:table-cell table:style-name="ce3" office:value-type="string" calcext:value-type="string">
            <text:p>When my details are properly remembered and no dual factor authentication is needed</text:p>
          </table:table-cell>
          <table:table-cell table:style-name="ce3" office:value-type="string" calcext:value-type="string">
            <text:p>I believe there should be some protection but I want to be able to access that which I am entitled to, and I shouldn't be locked out for a new password EVER. LET ME LOG IN AND THEN ASK FOR A FRESH PASSWORD.</text:p>
          </table:table-cell>
          <table:table-cell table:style-name="ce3" office:value-type="string" calcext:value-type="string">
            <text:p>Tbh I think it's scary but I get the stupid thumb print because I hate that I have to change passwords ever or that my systems don't remember me for any reason when I am the owner and user of my accounts.</text:p>
          </table:table-cell>
          <table:table-cell table:style-name="ce3"/>
          <table:table-cell table:number-columns-repeated="1013"/>
        </table:table-row>
        <table:table-row table:style-name="ro1">
          <table:table-cell table:style-name="ce2" office:value-type="date" office:date-value="2025-09-11T04:52:44.644" calcext:value-type="date">
            <text:p>9/11/2025 4:52:45</text:p>
          </table:table-cell>
          <table:table-cell table:style-name="ce3" office:value-type="string" calcext:value-type="string">
            <text:p>I am from the USA and I'm 30 years old, which I'd say is young enough to have grown up with computers but old enough to remember a time before they were so ubiquitous. Growing up I was taught to be very wary of the internet, especially people who might try to steal my information. Posting my face or details about myself online still feels very vulnerable for me and I try to avoid doing it. I've also worked as a web developer, so I have a bit of experience on the other side of things as an internet user</text:p>
          </table:table-cell>
          <table:table-cell table:style-name="ce3" office:value-type="string" calcext:value-type="string">
            <text:p>I use my phone and my desktop computer the most. Throughout the day I'll use my phone for music and podcasts, to look things up, to get directions on how to get places, and to keep in touch with friends and family. My computer I mainly use for creating art these days! Though I also use it for entertainment.</text:p>
          </table:table-cell>
          <table:table-cell table:style-name="ce3" office:value-type="string" calcext:value-type="string">
            <text:p>I've been trying to lower my screen time so I don't use all of these as much as I used to, but I'd say the main ones are tumblr, instagram, pinterest, and youtube. tumblr and instagram I use roughly once a month or so while pinterest and youtube I use just about every day, either for research or for fun. It's tough to say how many times throughout the day I use them though... maybe 5-10 times? How long I use them for can also vary quite a bit depending on what I'm looking for or if I'm just trying to veg out. I also use spotify a lot throughout the day, though I've been trying to get away from this as well to try and have more focused time working in silence. Oh and I use gmail for email, which I probably check 3-5 times a day. That one's one of the few apps I have notifications enabled for, so I see notifications as they come in. Ah also Discord, which I'm more likely to check when I see a notification since it's probably from a friend rather than LinkedIn or something lol.</text:p>
          </table:table-cell>
          <table:table-cell table:style-name="ce3" office:value-type="string" calcext:value-type="string">
            <text:p>On an average day it's probably 0. I'm almost always using my own devices that I stay logged in on so I don't have to log in much. The only exceptions i can think of are things related to banking or health insurance or billing-related stuff. Apps that contain more sensitive information usually. Some apps that I'm trying to use less I always log out of when I'm done to try and discourage me from using them too much, so those I do have to log into every time I use them, but I don't use them every day anymore.</text:p>
          </table:table-cell>
          <table:table-cell table:style-name="ce3" office:value-type="string" calcext:value-type="string">
            <text:p>Just last week actually! I was trying to log into my banking app and I must have typed my password in wrong so I was rejected, then assumed I had remembered the password wrong and started trying different passwords until I got locked out. It wasn't too bad to get back in, but the whole process did feel a bit clunky at times. I guess I'm glad they're protecting my information though. The worst is when you get locked out of goodreads or something. Like ok. guess i'm not using goodreads anymore, you know?</text:p>
          </table:table-cell>
          <table:table-cell table:style-name="ce3" office:value-type="string" calcext:value-type="string">
            <text:p>Lately I've been the most frustrated by log in walls that necessitate you login to use a site. I find it so frustrating for example when a friend sends me a tiktok link that I can't watch because I don't have an account, or I have to edit the query param in the url or inspect the page and delete elements to make whatever I'm looking at visible again. I don't think I would have ever made a tumblr account had I not been able to lurk on a few people's blogs before finally deciding to go ahead and join, but now many people's tumblrs are unscrollable if you're not already logged in. I find it very frustrating that that seems to increasingly be the norm on the internet. </text:p>
            <text:p>As for the actual login process itself, I think the most frustrating thing is when I'm told I don't have the right password and I can't figure it out, so I go to reset the password and then it tells me that the new password can't be the same as the old password... like what!! when did I change it! lol</text:p>
          </table:table-cell>
          <table:table-cell table:style-name="ce3" office:value-type="string" calcext:value-type="string">
            <text:p>If I'm logging in on my phone and receive a code via text message, my phone automatically suggests it in the two factor authentication field so I don't have to leave that login window to open my messages and get the code. I've heard that 2FA via text message isn't as secure as using the login code apps, so maybe that's a convenience I should try and leave behind though...</text:p>
          </table:table-cell>
          <table:table-cell table:style-name="ce3" office:value-type="string" calcext:value-type="string">
            <text:p>Ideally yes my accounts would belong to me. One of the things I was taught growing up was that once something goes on the internet, it is there forever. I'm not sure I totally believe that now, but I do feel that being anonymous and being able to disappear completely are important freedoms that should be protected online. Online ownership to me means getting to control who knows what about me. Why is it so difficult for me to find an old tumblr post or a tweet that I know the exact wording of, but if someone knows my phone number they can find my address and the contact information of everyone I've ever known? Why do so many people (at least where I live) seem so eager to take away our right to privacy online and who stands to benefit from that? If I can't own my online accounts, then so be it. But these people are insane if they think I'm going to upload my drivers license for the chance to look at some posts, you know?</text:p>
          </table:table-cell>
          <table:table-cell table:style-name="ce3" office:value-type="string" calcext:value-type="string">
            <text:p>There are probably many ways, but I think a lot of them are deeply flawed at best and actively harmful at worst. I find the recent rise of using A.I. or requiring government id for age verification to be very concerning, for example. As far as securing one's account, I don't really have any ideas outside of the typical username, password, two factor authentication system we have now. Maybe we could do more to protect that information to ensure our login info remains ours, or make it easier to recover accounts when they are compromised, but that just raises more questions about how to handle those things I think.</text:p>
          </table:table-cell>
          <table:table-cell table:style-name="ce3" office:value-type="string" calcext:value-type="string">
            <text:p>I'd be curious to know how the process of logging in has changed over the years. There's so much focus on capturing people's time and attention to sell ad space within the modern internet that I wonder if the log in process has fallen by the wayside a bit. We also have a lot of services now that handle things like login so web developers aren't having to create their own log in service every time they build a site. Which seems like a good thing since it provides a secure login experience presumably created/looked over by people who know what they're doing, but maybe opens things up for vulnerability since an opening on one site would mean an opening on every site that uses that service? or something.....</text:p>
          </table:table-cell>
          <table:table-cell table:number-columns-repeated="1013"/>
        </table:table-row>
        <table:table-row table:style-name="ro1">
          <table:table-cell table:style-name="ce2" office:value-type="date" office:date-value="2025-09-11T05:02:14.697" calcext:value-type="date">
            <text:p>9/11/2025 5:02:15</text:p>
          </table:table-cell>
          <table:table-cell table:style-name="ce3" office:value-type="string" calcext:value-type="string">
            <text:p>26/ USA/ Nonbinary</text:p>
          </table:table-cell>
          <table:table-cell table:style-name="ce3" office:value-type="string" calcext:value-type="string">
            <text:p>Phone, Computer, Misc. Gaming devices. </text:p>
          </table:table-cell>
          <table:table-cell table:style-name="ce3" office:value-type="string" calcext:value-type="string">
            <text:p>Flight Rising (a few times a day), Youtube, Discord, Tumblr. Sometimes I use twitter but I have not updated my app in 5 years and it stopped working when it turned into X. I use it on my PC sometimes.</text:p>
          </table:table-cell>
          <table:table-cell table:style-name="ce3" office:value-type="string" calcext:value-type="string">
            <text:p>Daily for schoolwork (Brightspace D2L) but I don't usually sign out unless I have to because it is annoying as hell.</text:p>
          </table:table-cell>
          <table:table-cell table:style-name="ce3" office:value-type="string" calcext:value-type="string">
            <text:p>Not in a loooooong time. I don't remember. </text:p>
          </table:table-cell>
          <table:table-cell table:style-name="ce3" office:value-type="string" calcext:value-type="string">
            <text:p>Telephone number. I hate when the stupid thing asks to text me. D2L and other college related sites especially want my phone number way too often. Also I Hate Captchas. </text:p>
          </table:table-cell>
          <table:table-cell table:style-name="ce3" office:value-type="string" calcext:value-type="string">
            <text:p>When it's just Username and Password. Thank you. That's all it should be for like 90% of sites. </text:p>
          </table:table-cell>
          <table:table-cell table:style-name="ce3" office:value-type="string" calcext:value-type="string">
            <text:p><text:s/>I want my accounts to be mine and I don't want to have to link them to a billion other things that identify me. I highly dislike targeted advertisement systems and the loss of anonymity online.</text:p>
          </table:table-cell>
          <table:table-cell table:style-name="ce3" office:value-type="string" calcext:value-type="string">
            <text:p>They should leave me alone forever! </text:p>
          </table:table-cell>
          <table:table-cell table:style-name="ce3" office:value-type="string" calcext:value-type="string">
            <text:p>addressed is spelt wrong in the second paragraph btw. I wish you luck and success. </text:p>
          </table:table-cell>
          <table:table-cell table:number-columns-repeated="1013"/>
        </table:table-row>
        <table:table-row table:style-name="ro1">
          <table:table-cell table:style-name="ce2" office:value-type="date" office:date-value="2025-09-11T05:13:50.899" calcext:value-type="date">
            <text:p>9/11/2025 5:13:51</text:p>
          </table:table-cell>
          <table:table-cell table:style-name="ce3" office:value-type="string" calcext:value-type="string">
            <text:p>22, United States, Agender</text:p>
          </table:table-cell>
          <table:table-cell table:style-name="ce3" office:value-type="string" calcext:value-type="string">
            <text:p>Computer (Most of the time 4-6 hr), Phone (Other times 1-2 hr)</text:p>
          </table:table-cell>
          <table:table-cell table:style-name="ce3" office:value-type="string" calcext:value-type="string">
            <text:p>Tumblr (hr unknown)/Instagram (1-2 hr)/ College Programs (3-4 hr)</text:p>
          </table:table-cell>
          <table:table-cell table:style-name="ce3" office:value-type="string" calcext:value-type="string">
            <text:p>Maybe 5 times? Mostly th college websites want to confirm who I am.</text:p>
          </table:table-cell>
          <table:table-cell table:style-name="ce3" office:value-type="string" calcext:value-type="string">
            <text:p>Just this morning trying to log into my microsoft computer</text:p>
          </table:table-cell>
          <table:table-cell table:style-name="ce3" office:value-type="string" calcext:value-type="string">
            <text:p>When the website won't tell me how many chances I have left to type in my password.</text:p>
          </table:table-cell>
          <table:table-cell table:style-name="ce3" office:value-type="string" calcext:value-type="string">
            <text:p>Not sure, I personally never thought of it.</text:p>
          </table:table-cell>
          <table:table-cell table:style-name="ce3" office:value-type="string" calcext:value-type="string">
            <text:p>My accounts should be mine. Even after the website has been terminated or something, they should have an archive at the least. Especially if the online ownership is towards contents, like movies, documents I've written, things I've bought personallym</text:p>
          </table:table-cell>
          <table:table-cell table:style-name="ce3" office:value-type="string" calcext:value-type="string">
            <text:p>Unsure...</text:p>
          </table:table-cell>
          <table:table-cell table:style-name="ce3" office:value-type="string" calcext:value-type="string">
            <text:p>Nope! </text:p>
          </table:table-cell>
          <table:table-cell table:number-columns-repeated="1013"/>
        </table:table-row>
        <table:table-row table:style-name="ro1">
          <table:table-cell table:style-name="ce2" office:value-type="date" office:date-value="2025-09-11T05:20:38.002" calcext:value-type="date">
            <text:p>9/11/2025 5:20:38</text:p>
          </table:table-cell>
          <table:table-cell table:style-name="ce3" office:value-type="string" calcext:value-type="string">
            <text:p>25 y/o white female from Louisiana.</text:p>
          </table:table-cell>
          <table:table-cell table:style-name="ce3" office:value-type="string" calcext:value-type="string">
            <text:p>I use my iPhone 15 and my work laptop a majority of the day and my PS5 during leisure time. There is not a lot of time I don’t have some sort of screen in front of me—I would say probably 10 hours.</text:p>
          </table:table-cell>
          <table:table-cell table:style-name="ce3" office:value-type="string" calcext:value-type="string">
            <text:p>TikTok, Discord, Bluesky, around 9 jours</text:p>
          </table:table-cell>
          <table:table-cell table:style-name="ce3" office:value-type="string" calcext:value-type="string">
            <text:p>Two or three times a day</text:p>
          </table:table-cell>
          <table:table-cell table:style-name="ce3" office:value-type="string" calcext:value-type="string">
            <text:p>Last week while trying to set up credentials for a new job</text:p>
          </table:table-cell>
          <table:table-cell table:style-name="ce3" office:value-type="string" calcext:value-type="string">
            <text:p>Two-factor is so annoying sometimes. I do understand it’s for heightened security, but sometimes bouncing between my phone to search for a code or an email or opening a separate app becomes clunky and inconvenient.</text:p>
          </table:table-cell>
          <table:table-cell table:style-name="ce3" office:value-type="string" calcext:value-type="string">
            <text:p>The iPhone’s face recognition has made so many of my logins on my phone smoother. It’s a double-edged sword. A lot of people don’t trust the facial recognition, out of fear that companies may be collecting and skimming face shapes and data for AI training or even citizen databases, but for me personally, I’ve found it useful. </text:p>
          </table:table-cell>
          <table:table-cell table:style-name="ce3" office:value-type="string" calcext:value-type="string">
            <text:p>Online ownership to me means I am the only person who gets to edit any content or algorithms that may develop around my searching habits. Ads are one thing; I haven’t experienced this personally, but I have heard anecdotes about kids on YouTube being fed right-wing content based on nothing at all. It’s concerning and raises worries for me about how much say we really have in our online experience.</text:p>
          </table:table-cell>
          <table:table-cell table:style-name="ce3" office:value-type="string" calcext:value-type="string">
            <text:p>Im genuinely not sure. Facial recognition isn’t always feasible for everything, and some websites like banking managers or government websites (to name a couple) could benefit from added security. At this point, it’s about convenience, which is a constantly moving target and could be hard to pin down.</text:p>
          </table:table-cell>
          <table:table-cell table:style-name="ce3" office:value-type="string" calcext:value-type="string">
            <text:p>Not a question, but I feel the need to note my internal struggle between convenience/ease of access and security. I’m a person who typically uses variations of the same password with slight alterations depending on the security level. If I could just use one, I would, but with that would come a level of vulnerability and access to a lot of personal information. It’s tough to find that sweet spot of convenience and safety.</text:p>
            <text:p/>
            <text:p>I hope this helps!!!</text:p>
          </table:table-cell>
          <table:table-cell table:number-columns-repeated="1013"/>
        </table:table-row>
        <table:table-row table:style-name="ro1">
          <table:table-cell table:style-name="ce2" office:value-type="date" office:date-value="2025-09-11T06:41:14.556" calcext:value-type="date">
            <text:p>9/11/2025 6:41:15</text:p>
          </table:table-cell>
          <table:table-cell table:style-name="ce3" office:value-type="string" calcext:value-type="string">
            <text:p>34 years old, USA, Female.</text:p>
          </table:table-cell>
          <table:table-cell table:style-name="ce3" office:value-type="string" calcext:value-type="string">
            <text:p>iPhone, iPad, and desktop computer.</text:p>
          </table:table-cell>
          <table:table-cell table:style-name="ce3" office:value-type="string" calcext:value-type="string">
            <text:p>Gmail, Instagram, Discord, TikTok, banking apps, Google Drive and Sheets, maybe Facebook. Gmail is constantly open, while all the socials are kept at probably 4 hours a day altogether. Google Workspace is opened once a week or as needed.</text:p>
          </table:table-cell>
          <table:table-cell table:style-name="ce3" office:value-type="string" calcext:value-type="string">
            <text:p>I have saved all my passwords in all my personal devices so I don't need to "log in." However, there are devices that will ask me to log in sometimes, so I would say, 5 times a day.</text:p>
          </table:table-cell>
          <table:table-cell table:style-name="ce3" office:value-type="string" calcext:value-type="string">
            <text:p>I can't remember. I would say 10+ years ago.</text:p>
          </table:table-cell>
          <table:table-cell table:style-name="ce3" office:value-type="string" calcext:value-type="string">
            <text:p>If it requires me to do the photo captcha.</text:p>
          </table:table-cell>
          <table:table-cell table:style-name="ce3" office:value-type="string" calcext:value-type="string">
            <text:p>Apple's Touch ID Fingerprint login was satisfying.</text:p>
          </table:table-cell>
          <table:table-cell table:style-name="ce3" office:value-type="string" calcext:value-type="string">
            <text:p>Yes. All encrypted data that's involved with my account is downloadable and retrievable by me.</text:p>
          </table:table-cell>
          <table:table-cell table:style-name="ce3" office:value-type="string" calcext:value-type="string">
            <text:p>Nothing that I can think of.</text:p>
          </table:table-cell>
          <table:table-cell table:style-name="ce3" office:value-type="string" calcext:value-type="string">
            <text:p>None.</text:p>
          </table:table-cell>
          <table:table-cell table:number-columns-repeated="1013"/>
        </table:table-row>
        <table:table-row table:style-name="ro1">
          <table:table-cell table:style-name="ce2" office:value-type="date" office:date-value="2025-09-11T07:14:50.219" calcext:value-type="date">
            <text:p>9/11/2025 7:14:50</text:p>
          </table:table-cell>
          <table:table-cell table:style-name="ce3" office:value-type="string" calcext:value-type="string">
            <text:p>30; The Netherlands; F; </text:p>
          </table:table-cell>
          <table:table-cell table:style-name="ce3" office:value-type="string" calcext:value-type="string">
            <text:p>PC, a large part of the day; Iphone, often; laptop, currently rarely but about a month ago my laptop and pc use were switched around.</text:p>
          </table:table-cell>
          <table:table-cell table:style-name="ce3" office:value-type="string" calcext:value-type="string">
            <text:p>Battle.net, currently often; discord, very often; whatsapp, occasionally; youtube, often; tiktok, regularly; instagram, occasionally; web browser (chrome on pc and safari on iphone), often; banking app, occasionally. Probably more but can’t think of them, rarely to occasionally </text:p>
          </table:table-cell>
          <table:table-cell table:style-name="ce3" office:value-type="string" calcext:value-type="string">
            <text:p>Manually, it ranges to about once to five times a day depending on where I need to login and how often I check my email since I still haven’t gotten around to installing thunderbird on my pc. A lot of logins on the pc happen “automatically” because of the “remember my login” feature</text:p>
          </table:table-cell>
          <table:table-cell table:style-name="ce3" office:value-type="string" calcext:value-type="string">
            <text:p>Not specifically locked out, but while I was still logged in and could log in on different devices through the discord mobile app, I had no record of my at the time discord password and the security key on my phone didn’t work so I had no way of changing it. This was the case for months until I found that I had saved the security keys on my laptop and I was able to fix this issue. I resolved this about a month or three ago.</text:p>
          </table:table-cell>
          <table:table-cell table:style-name="ce3" office:value-type="string" calcext:value-type="string">
            <text:p>“Is it really safe to save the passwords on my google account? I don’t really trust google”</text:p>
            <text:p>But I also don’t have enough energy to do anything about it</text:p>
          </table:table-cell>
          <table:table-cell table:style-name="ce3" office:value-type="string" calcext:value-type="string">
            <text:p>I guess none, but I also don’t generally have any particularly negative experiences with logging in. It’s kinda just a neutral experience for me.</text:p>
          </table:table-cell>
          <table:table-cell table:style-name="ce3" office:value-type="string" calcext:value-type="string">
            <text:p>I mean kinda, yeah since they are made by you and tied to your information. Then again, I am not ghat well versed in the philosophy behind ownership and what constitutes as yours when it comes to an account created by you in an app made by someone else. I think it makes sense that the account belongs to you with the caveat that if the app ceases to exist, your account and with it your ownership of it might too.</text:p>
          </table:table-cell>
          <table:table-cell table:style-name="ce3" office:value-type="string" calcext:value-type="string">
            <text:p>I think the currently widely used methods of passwords with 2-factor authentication making use of email, phone number, security key, etc, are pretty good and go as far as you can go without encroaching into dangerous territory when it comes to privacy laws. Unless it’s government apps since then your account is generally tied to your personal information already in the Netherlands, which is pretty useful and good in its specific use case.</text:p>
          </table:table-cell>
          <table:table-cell table:style-name="ce3" office:value-type="string" calcext:value-type="string">
            <text:p>Not particularly </text:p>
          </table:table-cell>
          <table:table-cell table:number-columns-repeated="1013"/>
        </table:table-row>
        <table:table-row table:style-name="ro1">
          <table:table-cell table:style-name="ce2" office:value-type="date" office:date-value="2025-09-11T13:40:30.661" calcext:value-type="date">
            <text:p>9/11/2025 13:40:31</text:p>
          </table:table-cell>
          <table:table-cell table:style-name="ce3" office:value-type="string" calcext:value-type="string">
            <text:p>24, Switzerland and France, male, deep seated hatred for login processes</text:p>
          </table:table-cell>
          <table:table-cell table:style-name="ce3" office:value-type="string" calcext:value-type="string">
            <text:p>iphone and windows PC, daily</text:p>
          </table:table-cell>
          <table:table-cell table:style-name="ce3" office:value-type="string" calcext:value-type="string">
            <text:p>social media, messaging (whatsapp, telegram), google (youtube, drive, gmail, etc) almost daily. Bank, microsoft outlook, orange/salt, EDF, a few times a month when dealing with bills or other responsibilities.</text:p>
          </table:table-cell>
          <table:table-cell table:style-name="ce3" office:value-type="string" calcext:value-type="string">
            <text:p>most of my login is automatic, but i still regularly get signed out of my accounts. Maybe once every 2 days i need to login back into some platform or service</text:p>
          </table:table-cell>
          <table:table-cell table:style-name="ce3" office:value-type="string" calcext:value-type="string">
            <text:p>yesterday</text:p>
          </table:table-cell>
          <table:table-cell table:style-name="ce3" office:value-type="string" calcext:value-type="string">
            <text:p>Having to use my phone all the time. Sometimes i'm out of battery, or my phone is charging in another room. Having to wait or physically interrupt what i'm doing to get up and check an SMS or something is annoying. I use to have a 2fa app on my PC that discontinued the app and now is exclusively on mobile. WHY???</text:p>
            <text:p/>
            <text:p>Or more generally, the "suspicious actions" login you out or google suddenly deciding they're not sure you're you and needing extra email confirmation or other steps to let you in. As someone who regularly switches location (CH-FR) i get this a lot, despite using the same devices in each location.</text:p>
          </table:table-cell>
          <table:table-cell table:style-name="ce3" office:value-type="string" calcext:value-type="string">
            <text:p>when autofill/remember me works like it's supposed to</text:p>
          </table:table-cell>
          <table:table-cell table:style-name="ce3" office:value-type="string" calcext:value-type="string">
            <text:p>I get that inactive accounts are a waste of resources, and I've always received warnings if my account were to be deleted, so on that end i understand and don't mind that aspect of "control", provided they allow you to download your data prior to the deletion. Other then that scenario, ownership for me means that you are guaranteed access to your account and information, and ideally exterior access to that information is ran by you first. But currently it's too much "opt out" instead of "opt in". A lot of our data is sold without our consent and even without our knowledge, through overly long terms and conditions no one reads.</text:p>
          </table:table-cell>
          <table:table-cell table:style-name="ce3" office:value-type="string" calcext:value-type="string">
            <text:p>Honestly i don't know, it's a balance of convenience vs security risks. I'm not a fan of things like face recognition or fingerprints. I would rather it be things like passwords, but maybe less easily breached. Perhaps something like a digital signature activated via a specific action from us, but local to the device. None of this switching from phone to PC and going through emails or SMS etc. </text:p>
          </table:table-cell>
          <table:table-cell table:style-name="ce3" office:value-type="string" calcext:value-type="string">
            <text:p>The subject is very interesting and overlooked, I'm curious what the ideal goal of this survey is in the end </text:p>
          </table:table-cell>
          <table:table-cell table:number-columns-repeated="1013"/>
        </table:table-row>
        <table:table-row table:style-name="ro1">
          <table:table-cell table:style-name="ce2" office:value-type="date" office:date-value="2025-09-11T14:08:02.259" calcext:value-type="date">
            <text:p>9/11/2025 14:08:02</text:p>
          </table:table-cell>
          <table:table-cell table:style-name="ce3" office:value-type="string" calcext:value-type="string">
            <text:p>36, male, Canada</text:p>
          </table:table-cell>
          <table:table-cell table:style-name="ce3" office:value-type="string" calcext:value-type="string">
            <text:p>Laptop (many hours a day), Nintendo (some hours every few days)</text:p>
          </table:table-cell>
          <table:table-cell table:style-name="ce3" office:value-type="string" calcext:value-type="string">
            <text:p>E-mail, Discord, gaming</text:p>
          </table:table-cell>
          <table:table-cell table:style-name="ce3" office:value-type="string" calcext:value-type="string">
            <text:p>E-mail: Multiple times daily (once per multiple accounts). Most other stuff is "remember me"-d.</text:p>
          </table:table-cell>
          <table:table-cell table:style-name="ce3" office:value-type="string" calcext:value-type="string">
            <text:p>No memory of it.</text:p>
          </table:table-cell>
          <table:table-cell table:style-name="ce3" office:value-type="string" calcext:value-type="string">
            <text:p>Any time a website refuses to accept a password to login (e.g. "check your e-mail for a code"), or requires 2FA (not everyone has a phone nor should).</text:p>
          </table:table-cell>
          <table:table-cell table:style-name="ce3" office:value-type="string" calcext:value-type="string">
            <text:p>Anything simple. Just an ID and a password, nothing more.</text:p>
          </table:table-cell>
          <table:table-cell table:style-name="ce3" office:value-type="string" calcext:value-type="string">
            <text:p>The account is mine and no one else's. However, it should be possible to allow others to use it in an emergency, if I choose to.</text:p>
          </table:table-cell>
          <table:table-cell table:style-name="ce3" office:value-type="string" calcext:value-type="string">
            <text:p>They could do all kinds of evil stuff, like requiring government ID or assigning a token to the hardware. Anonymity is a very important part of the internet.</text:p>
          </table:table-cell>
          <table:table-cell table:style-name="ce3"/>
          <table:table-cell table:number-columns-repeated="1013"/>
        </table:table-row>
        <table:table-row table:style-name="ro1">
          <table:table-cell table:style-name="ce2" office:value-type="date" office:date-value="2025-09-11T15:22:41.18" calcext:value-type="date">
            <text:p>9/11/2025 15:22:41</text:p>
          </table:table-cell>
          <table:table-cell table:style-name="ce3" office:value-type="string" calcext:value-type="string">
            <text:p>32 years old, German, we actually have a kinda strict digital privacy law here from what i know</text:p>
          </table:table-cell>
          <table:table-cell table:style-name="ce3" office:value-type="string" calcext:value-type="string">
            <text:p>PC, max 8 hours</text:p>
          </table:table-cell>
          <table:table-cell table:style-name="ce3" office:value-type="string" calcext:value-type="string">
            <text:p>discord, tumblr, youtube, google, e-mail services, - 6-8 hours</text:p>
          </table:table-cell>
          <table:table-cell table:style-name="ce3" office:value-type="string" calcext:value-type="string">
            <text:p>I only log in frequently into my email-services like once or twice a day.</text:p>
          </table:table-cell>
          <table:table-cell table:style-name="ce3" office:value-type="string" calcext:value-type="string">
            <text:p>today my e-mail account because I actively log out of it</text:p>
          </table:table-cell>
          <table:table-cell table:style-name="ce3" office:value-type="string" calcext:value-type="string">
            <text:p>Having to type in a code you get via text message on your phone or an app on your phone to log into something you do on your PC after you already logged in with your password.</text:p>
            <text:p>CAPTCHAS that don't work or you have to do several times. (eg "click the images that show a bus")</text:p>
          </table:table-cell>
          <table:table-cell table:style-name="ce3" office:value-type="string" calcext:value-type="string">
            <text:p>Just using my password i choose myself, quick and easy. no extra step.</text:p>
          </table:table-cell>
          <table:table-cell table:style-name="ce3" office:value-type="string" calcext:value-type="string">
            <text:p>Yes. I think it should be illegal for data brokers to sell your information online. ( getting spam mail and stuff for example eventho you never used you gave out your e-mail for that.) </text:p>
            <text:p>also all the AI stuff used to scan your pictures/art and text to train an engine shouldn't be allowed since you never gave consent to it. Only because you choose to share something on a social media platform shouldnt mean you forfeit ownership of it.</text:p>
          </table:table-cell>
          <table:table-cell table:style-name="ce3" office:value-type="string" calcext:value-type="string">
            <text:p>I honestly just want them to accept my username/e-mail + password combination and not ask me for extra steps.</text:p>
          </table:table-cell>
          <table:table-cell table:style-name="ce3"/>
          <table:table-cell table:number-columns-repeated="1013"/>
        </table:table-row>
        <table:table-row table:style-name="ro1">
          <table:table-cell table:style-name="ce2" office:value-type="date" office:date-value="2025-09-11T15:26:40.466" calcext:value-type="date">
            <text:p>9/11/2025 15:26:40</text:p>
          </table:table-cell>
          <table:table-cell table:style-name="ce3" office:value-type="string" calcext:value-type="string">
            <text:p>22, swedish, agender, if a login takes more than typing a bit and clicking enter i explode</text:p>
          </table:table-cell>
          <table:table-cell table:style-name="ce3" office:value-type="string" calcext:value-type="string">
            <text:p>Phone and laptop. Often.</text:p>
          </table:table-cell>
          <table:table-cell table:style-name="ce3" office:value-type="string" calcext:value-type="string">
            <text:p>Petsim sites, social media. Often</text:p>
          </table:table-cell>
          <table:table-cell table:style-name="ce3" office:value-type="string" calcext:value-type="string">
            <text:p>I log in a lot since i have privacy extensions that automatically log me out. Everytime i start a new browser session. which could be between 6-2 times a week. This is not counting individual sites, but batches of logins.</text:p>
          </table:table-cell>
          <table:table-cell table:style-name="ce3" office:value-type="string" calcext:value-type="string">
            <text:p>It's happened to me like twice in my lifetime. I do not remember.</text:p>
          </table:table-cell>
          <table:table-cell table:style-name="ce3" office:value-type="string" calcext:value-type="string">
            <text:p>2fa and bot captcha.</text:p>
          </table:table-cell>
          <table:table-cell table:style-name="ce3" office:value-type="string" calcext:value-type="string">
            <text:p>Ones that don't linger in my mind and are by quick.</text:p>
          </table:table-cell>
          <table:table-cell table:style-name="ce3" office:value-type="string" calcext:value-type="string">
            <text:p>Yes. It's hard to articulate. But at the very least, even if my account is technically 'borrowed' or more of an admission ticket, the things i upload are mine. This is important to me as someone who does art. Even if the owner of the site disagrees, preserving the illusion that I own my account by not messing with it is prefereable.</text:p>
          </table:table-cell>
          <table:table-cell table:style-name="ce3" office:value-type="string" calcext:value-type="string">
            <text:p>Ha, nothing else than an account made with name and password is neccessary is it? I loathe even giving away my email if i'm being quite honest. </text:p>
          </table:table-cell>
          <table:table-cell table:style-name="ce3" office:value-type="string" calcext:value-type="string">
            <text:p>None. Good luck with your survey.</text:p>
          </table:table-cell>
          <table:table-cell table:number-columns-repeated="1013"/>
        </table:table-row>
        <table:table-row table:style-name="ro1">
          <table:table-cell table:style-name="ce2" office:value-type="date" office:date-value="2025-09-11T15:36:52.64" calcext:value-type="date">
            <text:p>9/11/2025 15:36:53</text:p>
          </table:table-cell>
          <table:table-cell table:style-name="ce3" office:value-type="string" calcext:value-type="string">
            <text:p>29 years old, Netherlands, Male. </text:p>
          </table:table-cell>
          <table:table-cell table:style-name="ce3" office:value-type="string" calcext:value-type="string">
            <text:p>My mobile phone: Often throughout the day. </text:p>
            <text:p>My personal Desktop computer: Start up in the morning and browse during breakfast, and then browse it after work until the evening. </text:p>
            <text:p>My work laptop: During the workday.</text:p>
          </table:table-cell>
          <table:table-cell table:style-name="ce3" office:value-type="string" calcext:value-type="string">
            <text:p>Depends on your definition of 'the internet'. Does this only include platforms accessed through a browser, or all platforms that use an internet connection, through a browser or through their own applications?</text:p>
            <text:p>Browser: Mainly Twitch and Youtube, throughout the day as background noise while I work on other things. Additionally, Wikipedia and a local news website intermittently throughout the day to stay informed or to quince my curiosity.</text:p>
            <text:p/>
            <text:p>Application wise: Discord, throughout the entire day to keep in touch with my friends and communities im involved in. Steam, to play games in the afternoon and evenings if nothing else is going on.</text:p>
          </table:table-cell>
          <table:table-cell table:style-name="ce3" office:value-type="string" calcext:value-type="string">
            <text:p>Good question. As my job is sensitive in nature, I am required to frequently login into several systems throughout my typical workday. I cannot go into exact details but purely based on individual cases of login attempts, this must be in the order of 10s, tho this does count separate steps in 2 factor authentication procedures individually.</text:p>
            <text:p/>
            <text:p>Outside of work there is the login into my Desktop. Most of my frequently used applications are already logged in when I start them up, so I don't often have to login once im in my computer. When I need to make use of services im not automatically logged into, I use a password manager to login, thus requiring me to login to the manager first before login into the service I intend to use. My phone on the other hand requires a login attempt every time I try to use it, which intermittently throughout the day adds up. </text:p>
            <text:p/>
            <text:p>All these things considered I imagine the amount of logins I perform on a typical day to be around 50 to 75 times.</text:p>
          </table:table-cell>
          <table:table-cell table:style-name="ce3" office:value-type="string" calcext:value-type="string">
            <text:p>A couple of months ago. </text:p>
          </table:table-cell>
          <table:table-cell table:style-name="ce3" office:value-type="string" calcext:value-type="string">
            <text:p>That I did not yet save the password for the website in my password manager and now have to take the time to set it up properly.</text:p>
          </table:table-cell>
          <table:table-cell table:style-name="ce3" office:value-type="string" calcext:value-type="string">
            <text:p>Using my password manager to fill in the login details on a website. It saves time and gives the satisfaction of feeling secure.</text:p>
          </table:table-cell>
          <table:table-cell table:style-name="ce3" office:value-type="string" calcext:value-type="string">
            <text:p>Thats feels like a question that would require a very thorough moral evaluation to properly answer. But on a superficial level, I would say yes. Online ownership again is messy to define properly, but in short I personally believe it should entail the rights to the usage, distribution and reproduction of any digital media or data one has produced or had produced for themselves, directly or indirectly, regardless of the platform or technology utilized in the production thereof. </text:p>
          </table:table-cell>
          <table:table-cell table:style-name="ce3" office:value-type="string" calcext:value-type="string">
            <text:p>This question feels vague. "Other ways" in regards to what? I assume you mean other then through "login", although this itself can be vague is its not clearly established what would be defined as "loggin in"? Like, does this include entering a user name and password, entering a one-time password, any time you have to perform an additional action to access a service, so also things like biometric scanning? The use of a keypass?? Maybe im overthinking things but since its stated this is just an early draft I figured it might be constructive of me to be clear I don't fully understand what is being asked of me here. </text:p>
            <text:p/>
            <text:p>In that regards there is the usage of cookies or similar data, provided by a platform to us that can be used to identify us after we have logged in once. </text:p>
            <text:p>Similarly technologies like public-private key signatures combined with a trusted repository of these public keys could serve as a means of verifying once identity, although this relies on the existence and integrity of this trusted repository.</text:p>
          </table:table-cell>
          <table:table-cell table:style-name="ce3" office:value-type="string" calcext:value-type="string">
            <text:p>Considering this interest in login attempts, it is definitely worth to consider how once personal background can impact once relation to the act of loggin in. As your first question already asks us to relate any background information that could impact our usage of online technology, I do think it is especially interesting to consider how our socioeconomic backgrounds can impact this. From having access to lots of high-end defices and services, requireing a multitude of loggin attempts, jobs in fields related to secure and trusted access to vital systems, to personal preference shaped by ones own experiences on the internet. In such a way, the act of loggin in itself isnt to proof of our identity, but the context of where we are loggin in becomes itself a part of our identity. As Austrian philosopher Ludwig Wittgenstein put it in his theories on language games, the meaning we ascribe is derived from the context of our personal lives. So inversely our personal lives could be defined in the meaning we derive from the words spoken to us, and the places we log into. While such 'meta data' is undoubtetly already being used to sculpt the online persona of ours auctioned off by data brokers and used by advertisement agencies among others, I believe the more philosophical nature of this truth is not yet fully understood, nor discussed. This too, may very well be one of the many unanswered questions we may yet tackle, in this thesis or in another, along the likes of "What does it mean to be human", "Can we create digital life", or "What is the air-speed velocity of an unladden swallow?". All questions worthy of consideration, the answer to which we may never fully know...</text:p>
          </table:table-cell>
          <table:table-cell table:number-columns-repeated="1013"/>
        </table:table-row>
        <table:table-row table:style-name="ro1">
          <table:table-cell table:style-name="ce2" office:value-type="date" office:date-value="2025-09-11T17:39:12.487" calcext:value-type="date">
            <text:p>9/11/2025 17:39:12</text:p>
          </table:table-cell>
          <table:table-cell table:style-name="ce3" office:value-type="string" calcext:value-type="string">
            <text:p>Switzerland, 36, autistic</text:p>
          </table:table-cell>
          <table:table-cell table:style-name="ce3" office:value-type="string" calcext:value-type="string">
            <text:p>Desktop mac, most of the day, rarely iphone</text:p>
          </table:table-cell>
          <table:table-cell table:style-name="ce3" office:value-type="string" calcext:value-type="string">
            <text:p>tumblr, discord, youtube, most of the day</text:p>
          </table:table-cell>
          <table:table-cell table:style-name="ce3" office:value-type="string" calcext:value-type="string">
            <text:p>Every 3-7 days, unless you count thumbprint lockscreen access on my phone which is probably around 10 times a day average</text:p>
          </table:table-cell>
          <table:table-cell table:style-name="ce3" office:value-type="string" calcext:value-type="string">
            <text:p>Can't remember, possibly never</text:p>
          </table:table-cell>
          <table:table-cell table:style-name="ce3" office:value-type="string" calcext:value-type="string">
            <text:p>Trying to navigate around unhelpful UI's to find the alternative login options to biometrics that I know they're legally obligated to provide me</text:p>
          </table:table-cell>
          <table:table-cell table:style-name="ce3" office:value-type="string" calcext:value-type="string">
            <text:p>username, password, TFA with my chosen email</text:p>
          </table:table-cell>
          <table:table-cell table:style-name="ce3" office:value-type="string" calcext:value-type="string">
            <text:p>I view accounts as like my access card to a building: I don't own the building or any activities I do within it, and I only technically "own" the card since it's a useless thing without the building, but what I may purchase or otherwise acquire while in the building should be owned by me and I should be able to take it out of the building if possible</text:p>
          </table:table-cell>
          <table:table-cell table:style-name="ce3" office:value-type="string" calcext:value-type="string">
            <text:p>They have bloody enough. They should invest in decent backend security, client education, and bad actor identification instead of making their security more and more my problem</text:p>
          </table:table-cell>
          <table:table-cell table:style-name="ce3"/>
          <table:table-cell table:number-columns-repeated="1013"/>
        </table:table-row>
        <table:table-row table:style-name="ro1">
          <table:table-cell table:style-name="ce2" office:value-type="date" office:date-value="2025-09-11T18:11:48.258" calcext:value-type="date">
            <text:p>9/11/2025 18:11:48</text:p>
          </table:table-cell>
          <table:table-cell table:style-name="ce3" office:value-type="string" calcext:value-type="string">
            <text:p>25, I'm from Hungary</text:p>
          </table:table-cell>
          <table:table-cell table:style-name="ce3" office:value-type="string" calcext:value-type="string">
            <text:p>Laptop and smartphone, several times a day</text:p>
          </table:table-cell>
          <table:table-cell table:style-name="ce3" office:value-type="string" calcext:value-type="string">
            <text:p>Firefox, Chrome, Samsung Internet, several times a day</text:p>
          </table:table-cell>
          <table:table-cell table:style-name="ce3" office:value-type="string" calcext:value-type="string">
            <text:p>I have to log in several times into my work e-mail, because it's time-gated for inactivity. Several other work-related sites need login that I use once or twice a week. Other than that I log into gmail roughly once a week when I want to reach it from my laptop (I'm logged out as a baseline).</text:p>
          </table:table-cell>
          <table:table-cell table:style-name="ce3" office:value-type="string" calcext:value-type="string">
            <text:p>Two years ago I was locked out of discord for joining too many servers. I could luckily recover it, but I needed to give a phone number.</text:p>
          </table:table-cell>
          <table:table-cell table:style-name="ce3" office:value-type="string" calcext:value-type="string">
            <text:p>Demanding login on a website that wouldn't require it. Having to log in into e-mail accounts or messaging apps is perfectly logical, but why do sites demand a login for looking at public posts or images? Also, gmail constantly not believing that it's me, and sending messages to my phone which I don't have at hand.  </text:p>
            <text:p>Also, when I log in to AO3, it teleports me to my personal profile page, and I loose the text I was reading, I have to take several steps to find it again.</text:p>
          </table:table-cell>
          <table:table-cell table:style-name="ce3" office:value-type="string" calcext:value-type="string">
            <text:p>I actually like the login for my work e-mail. It just needs a short username and password in two lines on the middle of the page, no extra steps. No "sign in with google-facebook-x-imstagram-currentlypopularsocialmedia", no hidden little login button, no ads, no popups.</text:p>
          </table:table-cell>
          <table:table-cell table:style-name="ce3" office:value-type="string" calcext:value-type="string">
            <text:p>The texts and images I post with my account should not be used by someone else. It shouldn't be easy for a platform to delete a whole account without the user's consent. And platforms shouldn't demand personal information about you (phone number, legal name, adress...) just to keep your account.</text:p>
          </table:table-cell>
          <table:table-cell table:style-name="ce3" office:value-type="string" calcext:value-type="string">
            <text:p>I think giving an e-mail address is okay, any other alternative I can think of raises security concerns.</text:p>
          </table:table-cell>
          <table:table-cell table:style-name="ce3"/>
          <table:table-cell table:number-columns-repeated="1013"/>
        </table:table-row>
        <table:table-row table:style-name="ro1">
          <table:table-cell table:style-name="ce2" office:value-type="date" office:date-value="2025-09-11T18:18:12.746" calcext:value-type="date">
            <text:p>9/11/2025 18:18:13</text:p>
          </table:table-cell>
          <table:table-cell table:style-name="ce3" office:value-type="string" calcext:value-type="string">
            <text:p>Age: 21</text:p>
            <text:p>Country: USA, midwest specifically </text:p>
            <text:p>Gender: nonbinary</text:p>
          </table:table-cell>
          <table:table-cell table:style-name="ce3" office:value-type="string" calcext:value-type="string">
            <text:p>I primarily use my phone, both because of easy access and because the battery on my computer runs out fast so I try to preserve it when I can. <text:s/>I use my phone quite a lot, it's where all my friends are and I like talking to them. <text:s/>My average usage time in a single day is usually around 3-4 hours (ignoring necessary things like zoom for school, or maps for navigation) </text:p>
          </table:table-cell>
          <table:table-cell table:style-name="ce3" office:value-type="string" calcext:value-type="string">
            <text:p>I almost only use tumblr and discord. <text:s/>I set a limit on my phone to only allow myself one hour on tumblr per day. <text:s/>Discord usually takes up most of the rest of my screentime. <text:s/>Other miscellaneous platforms I use are my notesapp, vlc media player for music, firefox, and (unfortunately) spotify for my podcasts</text:p>
          </table:table-cell>
          <table:table-cell table:style-name="ce3" office:value-type="string" calcext:value-type="string">
            <text:p>I have to log into my phone a lot in a day, because I tend to get on and off it pretty sporadically.  Similar for my computer, but less frequently - I tend to sit and use it for longer periods, rather than jumping on and off.  </text:p>
            <text:p>The main platform I have to log into a lot is canvas for school.  Other than that, pretty much everything I frequent keeps me logged in by default, so I don't have to put in my information again and again </text:p>
          </table:table-cell>
          <table:table-cell table:style-name="ce3" office:value-type="string" calcext:value-type="string">
            <text:p>A couple weeks ago, when trying to log into a scholarship website from my previous college </text:p>
          </table:table-cell>
          <table:table-cell table:style-name="ce3" office:value-type="string" calcext:value-type="string">
            <text:p>Definitely two factor authorization, ESPECIALLY when it's not optional. <text:s/>It also really annoys me when I try to log in with just my email or username and it tries to force me into logging in via google or another platform</text:p>
          </table:table-cell>
          <table:table-cell table:style-name="ce3" office:value-type="string" calcext:value-type="string">
            <text:p>The most positive login experiences for me are the ones where I can just get in, and there's no extra gizmos and whistles, or extra hoops I have to jump through</text:p>
          </table:table-cell>
          <table:table-cell table:style-name="ce3" office:value-type="string" calcext:value-type="string">
            <text:p>To me, online ownership means that I have control over my things (files, things I write/create, my experience, tools, etc) and I get to keep those things permanently.  I have /ownership/ over the files on my computer.  I do not have /ownership/ over the media I can access through streaming services.  </text:p>
            <text:p>I do strongly believe in online ownership.  Especially in cases where we pay for a service, I strongly believe that we should have ownership over our accounts and the things on them.  If I pay for a video game, I should be able to retain access to it indefinitely</text:p>
          </table:table-cell>
          <table:table-cell table:style-name="ce3" office:value-type="string" calcext:value-type="string">
            <text:p>There are definitely other ways they could identify me but I don't want them to identify me beyond the bare minimum. <text:s/>Email, password, possibly a username if they require it, and I do understand that some websites need my birthday to adhere to laws. <text:s/>Beyond that I don't want to give them anything</text:p>
          </table:table-cell>
          <table:table-cell table:style-name="ce3"/>
          <table:table-cell table:number-columns-repeated="1013"/>
        </table:table-row>
        <table:table-row table:style-name="ro1">
          <table:table-cell table:style-name="ce2" office:value-type="date" office:date-value="2025-09-11T18:22:35.916" calcext:value-type="date">
            <text:p>9/11/2025 18:22:36</text:p>
          </table:table-cell>
          <table:table-cell table:style-name="ce3" office:value-type="string" calcext:value-type="string">
            <text:p>21, USA, male, been using the internet since I was 11 :(</text:p>
          </table:table-cell>
          <table:table-cell table:style-name="ce3" office:value-type="string" calcext:value-type="string">
            <text:p>PC (Windows) and phone (android), multiple times a day if not most of the day</text:p>
          </table:table-cell>
          <table:table-cell table:style-name="ce3" office:value-type="string" calcext:value-type="string">
            <text:p>Tumblr, Discord, YouTube, Instagram. Discord takes up a lot of my hours, I am actively on it and like most other people its usually on in the background too. I've had to put on an app time limit on Instagram because if I don't watch myself I'll just spend hours on reels.</text:p>
          </table:table-cell>
          <table:table-cell table:style-name="ce3" office:value-type="string" calcext:value-type="string">
            <text:p>3-6 give or take, depends on what I'm doing. Since the android software is connected to your google account, trying to log in or change settings on some applications may use your phone's passcode/PIN to 'make sure it's you'.</text:p>
          </table:table-cell>
          <table:table-cell table:style-name="ce3" office:value-type="string" calcext:value-type="string">
            <text:p>Genuinely a few days ago. My phone broke, until it's fixed I am locked out of any website that wants to send a verification code to my phone number or wants to contact my phone to allow me to login.</text:p>
          </table:table-cell>
          <table:table-cell table:style-name="ce3" office:value-type="string" calcext:value-type="string">
            <text:p>This is an abnormal one but the most frustrating experience I've had was this. The website didn't allow you to sign in with your username and a password, but instead gave you a personalized 36-digit password when you made the account (no username! you only log in with the password!) and the login page had all 36 digits in separate boxes so you couldn't copy and paste your password to log in. They claimed it's for security but I seriously don't know how, sure it'll be hard to guess someone else's password but if you get someone else's password then its easier than needing to take a username AND a password. The only extremely annoying part is logging in... which should not be an extremely annoying experience.</text:p>
            <text:p/>
            <text:p>A more normal experience is a few years ago I was trying to get back into a gmail account I made when I was younger. I knew the password, but it wouldn't let me sign in without a verification code from a phone number that belongs to an old phone that doesn't exist anymore. So I can't recover my account. Some accounts attached to that gmail address are also gone because those accounts won't allow me to login without email verification.</text:p>
            <text:p/>
            <text:p>So my most frustrating experience (especially recently) has been phone verification.</text:p>
          </table:table-cell>
          <table:table-cell table:style-name="ce3" office:value-type="string" calcext:value-type="string">
            <text:p>Anything that doesn't need you to connect to google or other platforms/websites to login.</text:p>
          </table:table-cell>
          <table:table-cell table:style-name="ce3" office:value-type="string" calcext:value-type="string">
            <text:p>Yes and no? I think you should have the right to keep everything on an account you make, but if this is an account on the internet that means somewhere there has to be a server holding that data. Ultimately if a website or server goes down, that data is lost. If something on an account is really really important to you, you should keep it somewhere that isn't maintained by someone else.</text:p>
            <text:p>But 'online ownership' doesn't really mean anything to me as the kind of person who tries to find CDs and DVDs of music and movies I like because I don't trust streaming platforms to always be reliable and there. The same goes for an account, I think it's right for it to be in your ownership, but the thing is, you're not the person who has your data. Someone else has that data, so you don't have control over it. </text:p>
          </table:table-cell>
          <table:table-cell table:style-name="ce3" office:value-type="string" calcext:value-type="string">
            <text:p>I don't really want online platforms identifying me. I understand the importance of more security and that I can't just have my cake and eat it too, that things like phone verification are an attempt to have security, but that makes it difficult. What about people without phones or just don't want one? </text:p>
            <text:p/>
            <text:p>I guess personalized security questions could be helpful, like the "whats the name of your first pet" thing but I feel like there should be better security questions and an option for you to ask your own questions. Of course there's always the chance that you'll get yourself locked out of an account of 10 years and you go back and don't know how to answer questions you set up for yourself 10 years ago, but at least that feels like it's more of your fault. There could be a system to remind you if those security questions need changing every couple of years though.</text:p>
            <text:p/>
            <text:p>That brings social engineering into question because anyone trying to steal your password can try to message you (ask about your first pet etc) but social engineering is how a lot people get scammed anyways nowadays so it's not like it's anything new.</text:p>
          </table:table-cell>
          <table:table-cell table:style-name="ce3" office:value-type="string" calcext:value-type="string">
            <text:p>Sorry if this wasn't any help or I went on some ramble that isn't helpful for this. I just thought it was funny to come across this after my phone broke and I've been annoyed about all the shit I've been locked out of since.</text:p>
          </table:table-cell>
          <table:table-cell table:number-columns-repeated="1013"/>
        </table:table-row>
        <table:table-row table:style-name="ro1">
          <table:table-cell table:style-name="ce2" office:value-type="date" office:date-value="2025-09-11T22:18:20.891" calcext:value-type="date">
            <text:p>9/11/2025 22:18:21</text:p>
          </table:table-cell>
          <table:table-cell table:style-name="ce3" office:value-type="string" calcext:value-type="string">
            <text:p>21 years old have been online for most of them in the us</text:p>
          </table:table-cell>
          <table:table-cell table:style-name="ce3" office:value-type="string" calcext:value-type="string">
            <text:p>Phone and computer the majority of the day</text:p>
          </table:table-cell>
          <table:table-cell table:style-name="ce3" office:value-type="string" calcext:value-type="string">
            <text:p>YouTube, Tumblr, discord used to be YouTube hourly but now is Tumblr </text:p>
          </table:table-cell>
          <table:table-cell table:style-name="ce3" office:value-type="string" calcext:value-type="string">
            <text:p>At most 10 I think</text:p>
          </table:table-cell>
          <table:table-cell table:style-name="ce3" office:value-type="string" calcext:value-type="string">
            <text:p>Like 3 weeks ago I think</text:p>
          </table:table-cell>
          <table:table-cell table:style-name="ce3" office:value-type="string" calcext:value-type="string">
            <text:p>That I couldn't used a password that I wrongly put in last time as my new one</text:p>
          </table:table-cell>
          <table:table-cell table:style-name="ce3" office:value-type="string" calcext:value-type="string">
            <text:p>None really</text:p>
          </table:table-cell>
          <table:table-cell table:style-name="ce3" office:value-type="string" calcext:value-type="string">
            <text:p>Yes</text:p>
            <text:p>They are like cars to me they are something that you have access to and can make unique to yourself but they are visible to everyone</text:p>
          </table:table-cell>
          <table:table-cell table:style-name="ce3" office:value-type="string" calcext:value-type="string">
            <text:p>By the types of communitys that are common and places you frequent could give an idea about who you are as a person</text:p>
          </table:table-cell>
          <table:table-cell table:style-name="ce3" office:value-type="string" calcext:value-type="string">
            <text:p>How much will this affect?</text:p>
          </table:table-cell>
          <table:table-cell table:number-columns-repeated="1013"/>
        </table:table-row>
        <table:table-row table:style-name="ro1">
          <table:table-cell table:style-name="ce2" office:value-type="date" office:date-value="2025-09-12T12:48:53.082" calcext:value-type="date">
            <text:p>9/12/2025 12:48:53</text:p>
          </table:table-cell>
          <table:table-cell table:style-name="ce3" office:value-type="string" calcext:value-type="string">
            <text:p>I'm 31, agender, live in the US, I grew up lower-middle class, barely managed to buy a house at 29.</text:p>
          </table:table-cell>
          <table:table-cell table:style-name="ce3" office:value-type="string" calcext:value-type="string">
            <text:p>iPhone 8 for probably a collective 3 hours of active use, and a desktop PC for probably a collective 5-6 hours daily.</text:p>
          </table:table-cell>
          <table:table-cell table:style-name="ce3" office:value-type="string" calcext:value-type="string">
            <text:p>The bulk of my internet usage is Youtube, Steam, and Tumblr. I watch multiple videos each day, check tumblr many times over the day for a few minutes at a time most times, and play games on steam for probably 3-5 hours per day.</text:p>
          </table:table-cell>
          <table:table-cell table:style-name="ce3" office:value-type="string" calcext:value-type="string">
            <text:p>Most sites that I use I use frequently, so they don't require me to log in each time. I probably have to login to a service 2-3 times per week.</text:p>
          </table:table-cell>
          <table:table-cell table:style-name="ce3" office:value-type="string" calcext:value-type="string">
            <text:p>It was probably several months back. Unless this means permanently locked out, which has only happened once probably 12 years back.</text:p>
          </table:table-cell>
          <table:table-cell table:style-name="ce3" office:value-type="string" calcext:value-type="string">
            <text:p>The most frustrating thing is when a service asks me to add a phone number to my account after I log in. </text:p>
          </table:table-cell>
          <table:table-cell table:style-name="ce3" office:value-type="string" calcext:value-type="string">
            <text:p>I have yet to find any enjoyable login experiences. The best they can be is neutral.</text:p>
          </table:table-cell>
          <table:table-cell table:style-name="ce3" office:value-type="string" calcext:value-type="string">
            <text:p>I think online accounts should belong to their users in that they have a right to their data. If you put something on your account, you should have the full rights to recover it if the service ends. Most online services that "sell" digital goods are really only selling a license to access them. Personally, I think that a game purchased through steam should convey ownership. That users should be given a method to download the game in a more permanent capacity than Steam can offer. I don't know how that would work, but I think it's detrimental to our current market that companies have effectively stripped much ownership from consumers.</text:p>
            <text:p/>
            <text:p>I think online ownership will continue to grow as a public concern in coming years.</text:p>
          </table:table-cell>
          <table:table-cell table:style-name="ce3" office:value-type="string" calcext:value-type="string">
            <text:p>Using email, and text are already very common ways to recover accounts, which I assume is the intent of this question, and I struggle to think of any other methods that don't require handing over ID's or credit cards.</text:p>
          </table:table-cell>
          <table:table-cell table:style-name="ce3"/>
          <table:table-cell table:number-columns-repeated="1013"/>
        </table:table-row>
        <table:table-row table:style-name="ro1">
          <table:table-cell table:style-name="ce2" office:value-type="date" office:date-value="2025-09-12T15:26:45.746" calcext:value-type="date">
            <text:p>9/12/2025 15:26:46</text:p>
          </table:table-cell>
          <table:table-cell table:style-name="ce3" office:value-type="string" calcext:value-type="string">
            <text:p>33, USA, Male</text:p>
          </table:table-cell>
          <table:table-cell table:style-name="ce3" office:value-type="string" calcext:value-type="string">
            <text:p>iPhone ~ 1hr a day. Computer ~ 5hrs a day.</text:p>
          </table:table-cell>
          <table:table-cell table:style-name="ce3"/>
          <table:table-cell table:style-name="ce3" office:value-type="string" calcext:value-type="string">
            <text:p>Many times. Every time I look at my phone, Face ID triggers. Computer login. Website logins. Maybe 50 times a day including Face ID triggering.</text:p>
          </table:table-cell>
          <table:table-cell table:style-name="ce3" office:value-type="string" calcext:value-type="string">
            <text:p>6 months ago.</text:p>
          </table:table-cell>
          <table:table-cell table:style-name="ce3" office:value-type="string" calcext:value-type="string">
            <text:p>When you enter a password incorrectly.</text:p>
          </table:table-cell>
          <table:table-cell table:style-name="ce3" office:value-type="string" calcext:value-type="string">
            <text:p>I like when services give you the option to unhide your password while you type. I also like using passkeys.</text:p>
          </table:table-cell>
          <table:table-cell table:style-name="ce3" office:value-type="string" calcext:value-type="string">
            <text:p>They should. It’s very important. Especially when more and more things are being moved online.</text:p>
          </table:table-cell>
          <table:table-cell table:style-name="ce3" office:value-type="string" calcext:value-type="string">
            <text:p>Passkeys and passkey managers seems to be pretty effective as a universal solution. Face ID is very fast and efficient when available.</text:p>
          </table:table-cell>
          <table:table-cell table:style-name="ce3" office:value-type="string" calcext:value-type="string">
            <text:p>No</text:p>
          </table:table-cell>
          <table:table-cell table:number-columns-repeated="1013"/>
        </table:table-row>
        <table:table-row table:style-name="ro2" table:number-rows-repeated="1048554">
          <table:table-cell table:number-columns-repeated="1024"/>
        </table:table-row>
        <table:table-row table:style-name="ro2">
          <table:table-cell table:number-columns-repeated="1024"/>
        </table:table-row>
      </table:table>
      <table:named-expressions/>
      <table:database-ranges>
        <table:database-range table:name="Form_Responses" table:target-range-address="'Réponses au formulaire 1'.A1:'Réponses au formulaire 1'.K2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text> </number:text>
      <number:hours/>
      <number:text>:</number:text>
      <number:minutes number:style="long"/>
      <number:text>:</number:text>
      <number:seconds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Réponses_20_au_20_formulaire_20_1" style:display-name="PageStyle_Réponses au formulair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3" meta:object-count="0"/>
    <meta:generator>LibreOfficeDev/6.0.5.2$Linux_X86_64 LibreOffice_project/</meta:generator>
  </office:meta>
</office:document-meta>
</file>